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1b6fa4" officeooo:paragraph-rsid="001b6fa4" style:font-weight-asian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73feb" officeooo:paragraph-rsid="00273feb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13" style:family="paragraph" style:parent-style-name="Text_20_body">
      <style:text-properties officeooo:rsid="00297866" officeooo:paragraph-rsid="00297866"/>
    </style:style>
    <style:style style:name="P14" style:family="paragraph" style:parent-style-name="Text_20_body">
      <style:text-properties officeooo:rsid="002b82dd" officeooo:paragraph-rsid="002b82dd"/>
    </style:style>
    <style:style style:name="P15" style:family="paragraph" style:parent-style-name="Text_20_body">
      <style:text-properties officeooo:rsid="00315ac8" officeooo:paragraph-rsid="00315ac8"/>
    </style:style>
    <style:style style:name="P16" style:family="paragraph" style:parent-style-name="Text_20_body">
      <style:text-properties officeooo:rsid="0035672e" officeooo:paragraph-rsid="0035672e"/>
    </style:style>
    <style:style style:name="P17" style:family="paragraph" style:parent-style-name="Text_20_body">
      <style:text-properties officeooo:rsid="00372253" officeooo:paragraph-rsid="00372253"/>
    </style:style>
    <style:style style:name="P18" style:family="paragraph" style:parent-style-name="Text_20_body" style:list-style-name="">
      <style:text-properties officeooo:rsid="00390bbe" officeooo:paragraph-rsid="00390bbe"/>
    </style:style>
    <style:style style:name="P19" style:family="paragraph" style:parent-style-name="Heading_20_1">
      <style:paragraph-properties fo:text-align="center" style:justify-single-word="false"/>
      <style:text-properties style:font-name="Ubuntu Light1" fo:font-weight="normal" style:font-weight-asian="normal" style:font-weight-complex="normal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283a0b" officeooo:paragraph-rsid="00283a0b"/>
    </style:style>
    <style:style style:name="P22" style:family="paragraph" style:parent-style-name="Heading_20_1">
      <style:paragraph-properties fo:break-before="page"/>
      <style:text-properties officeooo:rsid="002b82dd" officeooo:paragraph-rsid="002b82dd"/>
    </style:style>
    <style:style style:name="P23" style:family="paragraph" style:parent-style-name="Heading_20_1" style:list-style-name="">
      <style:paragraph-properties fo:break-before="page"/>
      <style:text-properties officeooo:rsid="00379701" officeooo:paragraph-rsid="00379701"/>
    </style:style>
    <style:style style:name="P24" style:family="paragraph" style:parent-style-name="Title">
      <style:text-properties style:font-name="Ubuntu Light1" officeooo:rsid="001a77f2" officeooo:paragraph-rsid="001a77f2"/>
    </style:style>
    <style:style style:name="T1" style:family="text">
      <style:text-properties officeooo:rsid="001b6fa4"/>
    </style:style>
    <style:style style:name="T2" style:family="text">
      <style:text-properties officeooo:rsid="001c4e54"/>
    </style:style>
    <style:style style:name="T3" style:family="text">
      <style:text-properties officeooo:rsid="00269ae2"/>
    </style:style>
    <style:style style:name="T4" style:family="text">
      <style:text-properties officeooo:rsid="0027266b"/>
    </style:style>
    <style:style style:name="T5" style:family="text">
      <style:text-properties officeooo:rsid="00273feb"/>
    </style:style>
    <style:style style:name="T6" style:family="text">
      <style:text-properties officeooo:rsid="003302a8"/>
    </style:style>
    <style:style style:name="T7" style:family="text">
      <style:text-properties officeooo:rsid="0034d514"/>
    </style:style>
    <style:style style:name="T8" style:family="text">
      <style:text-properties officeooo:rsid="00353cd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emrograman Komputer </text:p>
      <text:p text:style-name="P24">dengan <text:span text:style-name="T4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4-08-23T13:11:36.917283721" text:fixed="true">08/23/14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2"><text:span text:style-name="T2">Bagus Tris Atmaja</text:span></text:p>
      <text:p text:style-name="P10"><text:a xlink:type="simple" xlink:href="mailto:bagus@ep.its.ac"><text:span text:style-name="T3">bagus@ep.its.ac</text:span></text:a><text:span text:style-name="T3">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Jurusan Teknik Fisika</text:h>
      <text:h text:style-name="P19" text:outline-level="1">Fakultas Teknologi Industri</text:h>
      <text:h text:style-name="P19" text:outline-level="1">Institut Teknologi Sepuluh Nopember</text:h>
      <text:p text:style-name="P4"/>
      <text:p text:style-name="P5">2 <text:s/>0 <text:s/>1 <text:s/>4</text:p>
      <text:p text:style-name="P6"/>
      <text:p text:style-name="P9">Daftar Isi</text:p>
      <text:p text:style-name="P7"/>
      <text:p text:style-name="P8"/>
      <text:h text:style-name="P20" text:outline-level="1">Modul 1</text:h>
      <text:p text:style-name="Text_20_body">Algoritma, Pemrograman, <text:span text:style-name="T5">Source Code, Compiler, Object Code, Hello World.</text:span></text:p>
      <text:p text:style-name="P11"/>
      <text:p text:style-name="P12">Belajar Pemrograman Vs Belajar Memrogram<text:tab/></text:p>
      <text:h text:style-name="P21" text:outline-level="1">Modul 2</text:h>
      <text:p text:style-name="Text_20_body">Variabel, Data Type, Input/Ouput</text:p>
      <text:p text:style-name="P13"/>
      <text:h text:style-name="P22" text:outline-level="1">Modul 3</text:h>
      <text:p text:style-name="Text_20_body">Logika dan Aplikasi</text:p>
      <text:p text:style-name="P14"/>
      <text:h text:style-name="P20" text:outline-level="1">Modul <text:span text:style-name="T6">4</text:span></text:h>
      <text:p text:style-name="Text_20_body">Fungsi, Fungsi Mengembalikan Nilai, Fungsi Tidak Mengembalikan Nilai</text:p>
      <text:h text:style-name="P20" text:outline-level="1">Modul <text:span text:style-name="T7">5</text:span></text:h>
      <text:p text:style-name="Text_20_body">Fungsi Rekursif, Passing Paramater: Pass by Value, Pass by Reference</text:p>
      <text:p text:style-name="P15"/>
      <text:h text:style-name="P20" text:outline-level="1">Modul <text:span text:style-name="T8">6</text:span></text:h>
      <text:p text:style-name="P16">Pointer, Array</text:p>
      <text:h text:style-name="P23" text:outline-level="1">Modul 7</text:h>
      <text:h text:style-name="P18" text:outline-level="1">Struct, Linked List, Aplikasi 2</text:h>
      <text:h text:style-name="P20" text:outline-level="1">Modul 8</text:h>
      <text:p text:style-name="P17">Final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09T13:16:23.938543490</dc:date>
    <meta:editing-duration>PT28M29S</meta:editing-duration>
    <meta:editing-cycles>34</meta:editing-cycles>
    <meta:generator>LibreOffice/4.2.8.2$Linux_X86_64 LibreOffice_project/420m0$Build-2</meta:generator>
    <dc:creator>Bagus Tris Atmaja</dc:creator>
    <meta:document-statistic meta:table-count="0" meta:image-count="0" meta:object-count="0" meta:page-count="10" meta:paragraph-count="27" meta:word-count="92" meta:character-count="607" meta:non-whitespace-character-count="536"/>
  </office:meta>
</office:document-meta>
</file>